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mpositeComponentDefinition.getNestedCompone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siteComponentDefinition.CompositeComponentDefinition( String name , @ Nullable Object 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ompositeComponentDefinition.getSour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siteComponentDefinition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siteComponentDefinition.addNestedComponent( ComponentDefinition compon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